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requency (Hz)</text:p>
          </table:table-cell>
          <table:table-cell table:style-name="ce4" office:value-type="string" calcext:value-type="string">
            <text:p>Correction (dB/m)</text:p>
          </table:table-cell>
          <table:table-cell table:number-columns-repeated="6"/>
        </table:table-row>
        <table:table-row table:style-name="ro1">
          <table:table-cell table:style-name="ce2" office:value-type="float" office:value="30000000" calcext:value-type="float">
            <text:p>30000000</text:p>
          </table:table-cell>
          <table:table-cell table:style-name="ce5" table:formula="of:= 20 * LOG10(377 / 50 * [.H$2]/[.H$3] * [.A2]/299792458)" office:value-type="float" office:value="-31.9889871411631" calcext:value-type="float">
            <text:p>-32.0</text:p>
          </table:table-cell>
          <table:table-cell table:formula="of:= 20 * LOG10(377 / 50 * [.H$2]/[.H$3] * [.A2]/299792458 / 2)" office:value-type="float" office:value="-38.0095870544427" calcext:value-type="float">
            <text:p>-38.0095870544427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TEM cell septum-shield distance (m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float" office:value="50000000" calcext:value-type="float">
            <text:p>50000000</text:p>
          </table:table-cell>
          <table:table-cell table:style-name="ce5" table:formula="of:= 20 * LOG10(377 / 50 * [.H$2]/[.H$3] * [.A3]/299792458)" office:value-type="float" office:value="-27.5520121488359" calcext:value-type="float">
            <text:p>-27.6</text:p>
          </table:table-cell>
          <table:table-cell table:formula="of:= 20 * LOG10(377 / 50 * [.H$2]/[.H$3] * [.A3]/299792458 / 2)" office:value-type="float" office:value="-33.5726120621156" calcext:value-type="float">
            <text:p>-33.5726120621156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Far field measurement distance (m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00000000" calcext:value-type="float">
            <text:p>100000000</text:p>
          </table:table-cell>
          <table:table-cell table:style-name="ce5" table:formula="of:= 20 * LOG10(377 / 50 * [.H$2]/[.H$3] * [.A4]/299792458)" office:value-type="float" office:value="-21.5314122355563" calcext:value-type="float">
            <text:p>-21.5</text:p>
          </table:table-cell>
          <table:table-cell table:formula="of:= 20 * LOG10(377 / 50 * [.H$2]/[.H$3] * [.A4]/299792458 / 2)" office:value-type="float" office:value="-27.5520121488359" calcext:value-type="float">
            <text:p>-27.5520121488359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float" office:value="200000000" calcext:value-type="float">
            <text:p>200000000</text:p>
          </table:table-cell>
          <table:table-cell table:style-name="ce5" table:formula="of:= 20 * LOG10(377 / 50 * [.H$2]/[.H$3] * [.A5]/299792458)" office:value-type="float" office:value="-15.5108123222767" calcext:value-type="float">
            <text:p>-15.5</text:p>
          </table:table-cell>
          <table:table-cell table:formula="of:= 20 * LOG10(377 / 50 * [.H$2]/[.H$3] * [.A5]/299792458 / 2)" office:value-type="float" office:value="-21.5314122355563" calcext:value-type="float">
            <text:p>-21.5314122355563</text:p>
          </table:table-cell>
          <table:table-cell table:style-name="ce5"/>
          <table:table-cell table:number-columns-repeated="2"/>
          <table:table-cell office:value-type="string" calcext:value-type="string">
            <text:p>To convert TEM cell dBµV measurement to far-field dBµV/m, add column B to results.</text:p>
          </table:table-cell>
          <table:table-cell/>
        </table:table-row>
        <table:table-row table:style-name="ro1">
          <table:table-cell table:style-name="ce2" office:value-type="float" office:value="500000000" calcext:value-type="float">
            <text:p>500000000</text:p>
          </table:table-cell>
          <table:table-cell table:style-name="ce5" table:formula="of:= 20 * LOG10(377 / 50 * [.H$2]/[.H$3] * [.A6]/299792458)" office:value-type="float" office:value="-7.55201214883594" calcext:value-type="float">
            <text:p>-7.6</text:p>
          </table:table-cell>
          <table:table-cell table:formula="of:= 20 * LOG10(377 / 50 * [.H$2]/[.H$3] * [.A6]/299792458 / 2)" office:value-type="float" office:value="-13.5726120621156" calcext:value-type="float">
            <text:p>-13.5726120621156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float" office:value="1000000000" calcext:value-type="float">
            <text:p>1000000000</text:p>
          </table:table-cell>
          <table:table-cell table:style-name="ce5" table:formula="of:= 20 * LOG10(377 / 50 * [.H$2]/[.H$3] * [.A7]/299792458)" office:value-type="float" office:value="-1.53141223555632" calcext:value-type="float">
            <text:p>-1.5</text:p>
          </table:table-cell>
          <table:table-cell table:formula="of:= 20 * LOG10(377 / 50 * [.H$2]/[.H$3] * [.A7]/299792458 / 2)" office:value-type="float" office:value="-7.55201214883594" calcext:value-type="float">
            <text:p>-7.55201214883594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float" office:value="2000000000" calcext:value-type="float">
            <text:p>2000000000</text:p>
          </table:table-cell>
          <table:table-cell table:style-name="ce5" table:formula="of:= 20 * LOG10(377 / 50 * [.H$2]/[.H$3] * [.A8]/299792458)" office:value-type="float" office:value="4.4891876777233" calcext:value-type="float">
            <text:p>4.5</text:p>
          </table:table-cell>
          <table:table-cell table:formula="of:= 20 * LOG10(377 / 50 * [.H$2]/[.H$3] * [.A8]/299792458 / 2)" office:value-type="float" office:value="-1.53141223555632" calcext:value-type="float">
            <text:p>-1.53141223555632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float" office:value="5000000000" calcext:value-type="float">
            <text:p>5000000000</text:p>
          </table:table-cell>
          <table:table-cell table:style-name="ce5" table:formula="of:= 20 * LOG10(377 / 50 * [.H$2]/[.H$3] * [.A9]/299792458)" office:value-type="float" office:value="12.4479878511641" calcext:value-type="float">
            <text:p>12.4</text:p>
          </table:table-cell>
          <table:table-cell table:formula="of:= 20 * LOG10(377 / 50 * [.H$2]/[.H$3] * [.A9]/299792458 / 2)" office:value-type="float" office:value="6.42738793788443" calcext:value-type="float">
            <text:p>6.42738793788443</text:p>
          </table:table-cell>
          <table:table-cell table:style-name="ce5"/>
          <table:table-cell table:number-columns-repeated="4"/>
        </table:table-row>
        <table:table-row table:style-name="ro1" table:number-rows-repeated="13">
          <table:table-cell table:style-name="ce2"/>
          <table:table-cell table:style-name="ce5"/>
          <table:table-cell table:number-columns-repeated="6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9:54:12.998884188</meta:creation-date>
    <dc:date>2023-10-31T14:49:20.554349662</dc:date>
    <meta:editing-duration>PT18H24M47S</meta:editing-duration>
    <meta:editing-cycles>4</meta:editing-cycles>
    <meta:generator>LibreOffice/7.3.7.2$Linux_X86_64 LibreOffice_project/30$Build-2</meta:generator>
    <meta:document-statistic meta:table-count="1" meta:cell-count="31" meta:object-count="0"/>
  </office:meta>
</office:document-meta>
</file>